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f2b" officeooo:paragraph-rsid="000a8f2b"/>
    </style:style>
    <style:style style:name="P2" style:family="paragraph" style:parent-style-name="Standard">
      <style:text-properties fo:font-weight="bold" officeooo:rsid="000a8f2b" officeooo:paragraph-rsid="000a8f2b" style:font-weight-asian="bold" style:font-weight-complex="bold"/>
    </style:style>
    <style:style style:name="P3" style:family="paragraph" style:parent-style-name="Standard">
      <style:text-properties fo:font-weight="bold" officeooo:rsid="000bf34a" officeooo:paragraph-rsid="000bf34a" style:font-weight-asian="bold" style:font-weight-complex="bold"/>
    </style:style>
    <style:style style:name="P4" style:family="paragraph" style:parent-style-name="Standard">
      <style:text-properties fo:font-weight="normal" officeooo:rsid="000a8f2b" officeooo:paragraph-rsid="000a8f2b" style:font-weight-asian="normal" style:font-weight-complex="normal"/>
    </style:style>
    <style:style style:name="P5" style:family="paragraph" style:parent-style-name="Standard">
      <style:text-properties fo:font-weight="normal" officeooo:rsid="000052e7" officeooo:paragraph-rsid="000bf34a" style:font-weight-asian="normal" style:font-weight-complex="normal"/>
    </style:style>
    <style:style style:name="P6" style:family="paragraph" style:parent-style-name="Standard">
      <style:text-properties fo:font-weight="normal" officeooo:rsid="000bf34a" officeooo:paragraph-rsid="000bf34a" style:font-weight-asian="normal" style:font-weight-complex="normal"/>
    </style:style>
    <style:style style:name="P7" style:family="paragraph" style:parent-style-name="Standard">
      <style:text-properties fo:font-weight="normal" officeooo:rsid="0001141b" officeooo:paragraph-rsid="000bf34a" style:font-weight-asian="normal" style:font-weight-complex="normal"/>
    </style:style>
    <style:style style:name="P8" style:family="paragraph" style:parent-style-name="Standard">
      <style:text-properties officeooo:paragraph-rsid="000a8f2b"/>
    </style:style>
    <style:style style:name="P9" style:family="paragraph" style:parent-style-name="Standard">
      <style:text-properties style:text-underline-style="none" fo:font-weight="bold" officeooo:rsid="000a8f2b" officeooo:paragraph-rsid="000a8f2b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0a8f2b" officeooo:paragraph-rsid="000bf34a" style:font-weight-asian="normal" style:font-weight-complex="normal"/>
    </style:style>
    <style:style style:name="P11" style:family="paragraph" style:parent-style-name="Standard">
      <style:text-properties officeooo:paragraph-rsid="000bf34a"/>
    </style:style>
    <style:style style:name="T1" style:family="text">
      <style:text-properties officeooo:rsid="000a8f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8f2b" style:font-weight-asian="normal" style:font-weight-complex="normal"/>
    </style:style>
    <style:style style:name="T4" style:family="text">
      <style:text-properties fo:font-weight="normal" officeooo:rsid="0001141b" style:font-weight-asian="normal" style:font-weight-complex="normal"/>
    </style:style>
    <style:style style:name="T5" style:family="text">
      <style:text-properties fo:font-weight="normal" officeooo:rsid="000bf34a" style:font-weight-asian="normal" style:font-weight-complex="normal"/>
    </style:style>
    <style:style style:name="T6" style:family="text">
      <style:text-properties fo:font-weight="normal" officeooo:rsid="000c3f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052e7"/>
    </style:style>
    <style:style style:name="T9" style:family="text">
      <style:text-properties officeooo:rsid="0001141b"/>
    </style:style>
    <style:style style:name="T10" style:family="text">
      <style:text-properties officeooo:rsid="000bf34a"/>
    </style:style>
    <style:style style:name="T11" style:family="text">
      <style:text-properties officeooo:rsid="000c33e0"/>
    </style:style>
    <style:style style:name="T12" style:family="text">
      <style:text-properties officeooo:rsid="000c3f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tor App</text:p>
      <text:p text:style-name="P4"/>
      <text:p text:style-name="P2">Features </text:p>
      <text:p text:style-name="P4">1. Login and Register User</text:p>
      <text:p text:style-name="P4">2. Reset Password</text:p>
      <text:p text:style-name="P4">3. User is of three types – Student, Tutor and Admin</text:p>
      <text:p text:style-name="P4">4. Student -</text:p>
      <text:p text:style-name="P4"><text:tab/>a. Search Screen (Can search for his/her requirements)</text:p>
      <text:p text:style-name="P4"><text:tab/>b. History of Tutors he/she contacted </text:p>
      <text:p text:style-name="P4"><text:tab/>c. Profile Screen</text:p>
      <text:p text:style-name="P4"><text:tab/>d. Raise a Query</text:p>
      <text:p text:style-name="P4"><text:tab/>e. Post his/her requirements</text:p>
      <text:p text:style-name="P4"><text:tab/>f. Chat(Whatsapp) / Call the tutor</text:p>
      <text:p text:style-name="P4"><text:tab/>g. Feedback for the tutors </text:p>
      <text:p text:style-name="P4">5. Tutor -</text:p>
      <text:p text:style-name="P8"><text:tab/><text:span text:style-name="T1">a</text:span>. History of <text:span text:style-name="T1">Students</text:span> he/she contacted </text:p>
      <text:p text:style-name="P8"><text:span text:style-name="T3"><text:tab/>b. Profile Screen</text:span></text:p>
      <text:p text:style-name="P8"><text:span text:style-name="T3"><text:tab/>c. Raise a Query</text:span></text:p>
      <text:p text:style-name="P8"><text:span text:style-name="T3"><text:tab/>d. Post his/her requirements</text:span></text:p>
      <text:p text:style-name="P8"><text:span text:style-name="T3"><text:tab/>e. Chat (Whatsapp) / Call the student (if student privacy allow)</text:span></text:p>
      <text:p text:style-name="P8"><text:span text:style-name="T3"><text:tab/>f. Feedback for the students</text:span></text:p>
      <text:p text:style-name="P1"><text:span text:style-name="T2">6. Admin -</text:span></text:p>
      <text:p text:style-name="P1"><text:span text:style-name="T2"><text:tab/>a. Address the Queries</text:span></text:p>
      <text:p text:style-name="P1"><text:span text:style-name="T2"><text:tab/>b. Add/Delete Student or Tutor</text:span></text:p>
      <text:p text:style-name="P1"><text:span text:style-name="T2"/></text:p>
      <text:p text:style-name="P8"><text:span text:style-name="T3">7. Search</text:span></text:p>
      <text:p text:style-name="P4"><text:tab/>a. Show the matching tutors</text:p>
      <text:p text:style-name="P4"><text:tab/>b. Experience of tutors</text:p>
      <text:p text:style-name="P4"><text:tab/>c. Feedback of tutors</text:p>
      <text:p text:style-name="P4"><text:tab/>d. Contact tutors</text:p>
      <text:p text:style-name="P4"/>
      <text:p text:style-name="P2">User Details</text:p>
      <text:p text:style-name="P4">1. Student</text:p>
      <text:p text:style-name="P4"><text:tab/>a. Name</text:p>
      <text:p text:style-name="P4"><text:tab/>b. Email</text:p>
      <text:p text:style-name="P4"><text:tab/>c. Age</text:p>
      <text:p text:style-name="P4"><text:tab/>d. Class</text:p>
      <text:p text:style-name="P4"><text:tab/>e. Address</text:p>
      <text:p text:style-name="P4"><text:tab/>f. Mobile Number</text:p>
      <text:p text:style-name="P4">2. Tutor</text:p>
      <text:p text:style-name="P4"><text:tab/>a. Name</text:p>
      <text:p text:style-name="P4"><text:tab/>b. Email</text:p>
      <text:p text:style-name="P4"><text:tab/>c. Age</text:p>
      <text:p text:style-name="P8"><text:span text:style-name="T3"><text:tab/>d. Qualification</text:span></text:p>
      <text:p text:style-name="P4"><text:tab/>e. Address</text:p>
      <text:p text:style-name="P4"><text:tab/>f. Mobile Number</text:p>
      <text:p text:style-name="P4"><text:tab/>g. Classes Upto</text:p>
      <text:p text:style-name="P4"><text:tab/>h. Time Slots <text:s/><text:span text:style-name="T7">(I want to discuss this thing)</text:span></text:p>
      <text:p text:style-name="P4"/>
      <text:p text:style-name="P4"/>
      <text:p text:style-name="P9"/>
      <text:p text:style-name="P9"/>
      <text:p text:style-name="P9"><text:soft-page-break/>Development</text:p>
      <text:p text:style-name="P10"><text:span text:style-name="T8">1. Domain Name</text:span></text:p>
      <text:p text:style-name="P5">2. Hosting <text:span text:style-name="T9">(Linux Hosting not Shared)</text:span></text:p>
      <text:p text:style-name="P5">3. Database <text:span text:style-name="T11">(MySQL/Postgre/MongoDB)</text:span></text:p>
      <text:p text:style-name="P5">4. Google Developer Account <text:span text:style-name="T10">(Presha’s Account)</text:span></text:p>
      <text:p text:style-name="P6">5. App on Google Play Store</text:p>
      <text:p text:style-name="P6"><text:tab/>a. Video of App (Youtube URL)</text:p>
      <text:p text:style-name="P6"><text:tab/>b. Privacy Policy</text:p>
      <text:p text:style-name="P6"><text:tab/>c. Screenshots of Application</text:p>
      <text:p text:style-name="P6"><text:tab/>d. App Logo</text:p>
      <text:p text:style-name="P6"><text:tab/>e. App Graphics</text:p>
      <text:p text:style-name="P6"/>
      <text:p text:style-name="P3">Costing</text:p>
      <text:p text:style-name="P11"><text:span text:style-name="T4">1. Google Developer Account – 25 usd (</text:span><text:span text:style-name="T5">Presha </text:span><text:span text:style-name="T4">Account)</text:span></text:p>
      <text:p text:style-name="P11"><text:span text:style-name="T4">2. Source Code of the Application and Backend – </text:span><text:span text:style-name="T5">40</text:span><text:span text:style-name="T4">000 INR</text:span></text:p>
      <text:p text:style-name="P11"><text:span text:style-name="T4">3. Working on Server – </text:span><text:span text:style-name="T5">12</text:span><text:span text:style-name="T4">000 INR</text:span></text:p>
      <text:p text:style-name="P7">4. Domain Name and Hosting – (Yet to be Decided)</text:p>
      <text:p text:style-name="P11"><text:span text:style-name="T4">5. Application on Google Play Store(</text:span><text:span text:style-name="T6">Uploading of Application/ Checking for any errors while uploading</text:span><text:span text:style-name="T4">) – </text:span><text:span text:style-name="T5">10</text:span><text:span text:style-name="T4">000 INR </text:span><text:span text:style-name="T6">(Things for the application which mentioned in the development we need to work on)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07:20:41.450915874</meta:creation-date>
    <dc:date>2022-07-13T07:45:40.507746983</dc:date>
    <meta:editing-duration>PT12M2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278" meta:character-count="1612" meta:non-whitespace-character-count="1347"/>
  </office:meta>
</office:document-meta>
</file>